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JetBrains Mono" svg:font-family="'JetBrains Mono'"/>
    <style:font-face style:name="Open Sans" svg:font-family="'Open Sans', 'Helvetica Neue', Helvetica, Arial, sans-serif"/>
    <style:font-face style:name="Roboto" svg:font-family="Roboto, 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40cb" officeooo:paragraph-rsid="000740cb"/>
    </style:style>
    <style:style style:name="P2" style:family="paragraph" style:parent-style-name="Standard">
      <style:text-properties officeooo:rsid="00093644" officeooo:paragraph-rsid="00093644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Courier New" fo:font-size="9pt" officeooo:rsid="000740cb" officeooo:paragraph-rsid="000740cb" style:font-size-asian="9pt" style:font-size-complex="9pt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093644" officeooo:paragraph-rsid="00093644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paragraph-rsid="000f0f01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f0f01" officeooo:paragraph-rsid="000f0f01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740cb" officeooo:paragraph-rsid="000740cb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ad2fb" officeooo:paragraph-rsid="000ad2fb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0becba" officeooo:paragraph-rsid="000becba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0f0f01" officeooo:paragraph-rsid="000f0f01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0f0f01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34b7f" officeooo:paragraph-rsid="00134b7f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35eb3" officeooo:paragraph-rsid="00135eb3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14da50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officeooo:rsid="000f0f01" officeooo:paragraph-rsid="0010b84f"/>
    </style:style>
    <style:style style:name="P16" style:family="paragraph" style:parent-style-name="Standard">
      <style:paragraph-properties fo:margin-left="0.9846in" fo:margin-right="0in" fo:text-indent="0in" style:auto-text-indent="false"/>
      <style:text-properties style:use-window-font-color="true" style:font-name="Liberation Sans" style:text-underline-style="none" officeooo:rsid="0011884e" officeooo:paragraph-rsid="0011884e"/>
    </style:style>
    <style:style style:name="T1" style:family="text">
      <style:text-properties officeooo:rsid="000ad2fb"/>
    </style:style>
    <style:style style:name="T2" style:family="text">
      <style:text-properties fo:font-variant="normal" fo:text-transform="none" fo:color="#660099" style:font-name="Roboto" fo:font-size="11.1499996185303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660099" style:font-name="Roboto" fo:font-size="11.1499996185303pt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Roboto" fo:font-size="11.1499996185303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style:use-window-font-color="true" style:font-name="Roboto" fo:font-size="11.1499996185303pt" fo:letter-spacing="normal" fo:font-style="normal" style:text-underline-style="none" fo:font-weight="normal"/>
    </style:style>
    <style:style style:name="T6" style:family="text">
      <style:text-properties fo:font-variant="normal" fo:text-transform="none" style:use-window-font-color="true" fo:font-size="11.1499996185303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style:use-window-font-color="true" style:font-name="Liberation Sans" fo:font-size="11.1499996185303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use-window-font-color="true" style:font-name="Liberation Sans" fo:font-size="11.1499996185303pt" fo:letter-spacing="normal" fo:font-style="normal" fo:font-weight="normal"/>
    </style:style>
    <style:style style:name="T9" style:family="text">
      <style:text-properties fo:font-variant="normal" fo:text-transform="none" style:use-window-font-color="true" style:font-name="Liberation Sans" fo:font-size="11.1499996185303pt" fo:letter-spacing="normal" fo:font-style="normal" style:text-underline-style="none" fo:font-weight="normal"/>
    </style:style>
    <style:style style:name="T10" style:family="text">
      <style:text-properties fo:font-variant="normal" fo:text-transform="none" style:font-name="Roboto" fo:font-size="11.1499996185303pt" fo:letter-spacing="normal" fo:font-style="normal" fo:font-weight="normal"/>
    </style:style>
    <style:style style:name="T11" style:family="text">
      <style:text-properties fo:font-variant="normal" fo:text-transform="none" fo:font-size="11.1499996185303pt" fo:letter-spacing="normal" fo:font-style="normal" fo:font-weight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1884e"/>
    </style:style>
    <style:style style:name="T16" style:family="text">
      <style:text-properties style:use-window-font-color="true" style:text-underline-style="solid" style:text-underline-width="auto" style:text-underline-color="font-color"/>
    </style:style>
    <style:style style:name="T17" style:family="text">
      <style:text-properties style:use-window-font-color="true" style:text-underline-style="none"/>
    </style:style>
    <style:style style:name="T18" style:family="text">
      <style:text-properties style:use-window-font-color="true" style:font-name="Liberation Sans"/>
    </style:style>
    <style:style style:name="T19" style:family="text">
      <style:text-properties style:use-window-font-color="true" style:font-name="Liberation Sans" style:text-underline-style="solid" style:text-underline-width="auto" style:text-underline-color="font-color"/>
    </style:style>
    <style:style style:name="T20" style:family="text">
      <style:text-properties style:use-window-font-color="true" style:font-name="Liberation Sans" style:text-underline-style="none"/>
    </style:style>
    <style:style style:name="T21" style:family="text">
      <style:text-properties style:text-underline-style="none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style:text-underline-style="solid" style:text-underline-width="auto" style:text-underline-color="font-color"/>
    </style:style>
    <style:style style:name="T24" style:family="text">
      <style:text-properties style:font-name="Liberation Sans" style:text-underline-style="none"/>
    </style:style>
    <style:style style:name="T25" style:family="text">
      <style:text-properties style:font-name="Liberation Sans" style:text-underline-style="none" officeooo:rsid="0011884e"/>
    </style:style>
    <style:style style:name="T26" style:family="text">
      <style:text-properties officeooo:rsid="0014da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. General</text:p>
      <text:p text:style-name="P4">If things stop working, try to re-import maven dependencies.</text:p>
      <text:p text:style-name="P1"/>
      <text:p text:style-name="P1">I. Controllers</text:p>
      <text:p text:style-name="P1"/>
      <text:p text:style-name="P1"><text:span text:style-name="T1">A. </text:span>It will not run unless you add the strater-web dependency</text:p>
      <text:p text:style-name="P3">&lt;dependency&gt;</text:p>
      <text:p text:style-name="P3"><text:s text:c="12"/>&lt;groupId&gt;org.springframework.boot&lt;/groupId&gt;</text:p>
      <text:p text:style-name="P3"><text:s text:c="12"/>&lt;artifactId&gt;spring-boot-starter-web&lt;/artifactId&gt;</text:p>
      <text:p text:style-name="P3">&lt;/dependency&gt;</text:p>
      <text:p text:style-name="P7"/>
      <text:p text:style-name="P8">B. Go through the curriculum’s demo.</text:p>
      <text:p text:style-name="P7"/>
      <text:p text:style-name="P8">C. Create a BookController class that returns strings for the following routes that describe what will ultimately be there.</text:p>
      <text:p text:style-name="P8"/>
      <text:p text:style-name="P8"><text:tab/>METHOD<text:tab/>URL<text:tab/><text:tab/><text:tab/>DESCRIPTION</text:p>
      <text:p text:style-name="P8"><text:tab/>Get<text:tab/><text:tab/>/books<text:tab/><text:tab/><text:tab/>List all books, the index page</text:p>
      <text:p text:style-name="P8"><text:tab/>Get<text:tab/><text:tab/>/<text:span text:style-name="T12">books</text:span><text:span text:style-name="T13">{id}<text:tab/><text:tab/>Show a book’s information (meta data)</text:span></text:p>
      <text:p text:style-name="P8"><text:tab/>Get<text:tab/><text:tab/>/<text:span text:style-name="T12">books/</text:span><text:span text:style-name="T13">create<text:tab/><text:tab/>Go to form for adding a book’s meta data</text:span></text:p>
      <text:p text:style-name="P8"><text:tab/>Post<text:tab/><text:tab/>/<text:span text:style-name="T12">books</text:span><text:span text:style-name="T13">/create</text:span><text:tab/><text:tab/>Write the book’s meta data to the database and list books</text:p>
      <text:p text:style-name="P8"/>
      <text:p text:style-name="P8">II. Views</text:p>
      <text:p text:style-name="P8"/>
      <text:p text:style-name="P8">A. Go through the curriculum’s demo.</text:p>
      <text:p text:style-name="P8"/>
      <text:p text:style-name="P9">B. Demo partials, add sayWelcome servlet to the HelloController.</text:p>
      <text:p text:style-name="P9"/>
      <text:p text:style-name="P10">C. <text:s/><text:span text:style-name="T1">Create partials for a navbar, header, and footer.</text:span></text:p>
      <text:p text:style-name="P11"/>
      <text:p text:style-name="P5"><text:span text:style-name="T15">1. Add bootstrap to project</text:span></text:p>
      <text:p text:style-name="P15"><text:span text:style-name="T24">google “What is the J</text:span><text:span text:style-name="T25">Q</text:span><text:span text:style-name="T24">uery compatible version for Bootstrap 4”</text:span></text:p>
      <text:p text:style-name="P16"><text:span text:style-name="T11">Use Bootstrap 3</text:span></text:p>
      <text:p text:style-name="P6"><text:span text:style-name="T15">2. </text:span>Add Bootstrap links to header and footer.</text:p>
      <text:p text:style-name="P5"><text:span text:style-name="T15">3. Add a Bootstrap navbar.</text:span></text:p>
      <text:p text:style-name="P10"/>
      <text:p text:style-name="P12">D. Include your partials as necessary on various pages throughout your site.</text:p>
      <text:p text:style-name="P12"/>
      <text:p text:style-name="P12">E. Build out the BookController</text:p>
      <text:p text:style-name="P13">Create a “books” directory under template</text:p>
      <text:p text:style-name="P14"><text:span text:style-name="T26">add create.html, index.html, and show.html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JetBrains Mono" svg:font-family="'JetBrains Mono'"/>
    <style:font-face style:name="Open Sans" svg:font-family="'Open Sans', 'Helvetica Neue', Helvetica, Arial, sans-serif"/>
    <style:font-face style:name="Roboto" svg:font-family="Roboto, arial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7T12:50:57.656688314</meta:creation-date>
    <meta:generator>LibreOffice/6.3.4.2$MacOSX_X86_64 LibreOffice_project/60da17e045e08f1793c57c00ba83cdfce946d0aa</meta:generator>
    <dc:date>2020-05-07T23:33:04.091020114</dc:date>
    <meta:editing-duration>PT1H28M5S</meta:editing-duration>
    <meta:editing-cycles>5</meta:editing-cycles>
    <meta:document-statistic meta:table-count="0" meta:image-count="0" meta:object-count="0" meta:page-count="1" meta:paragraph-count="28" meta:word-count="181" meta:character-count="1234" meta:non-whitespace-character-count="1040"/>
  </office:meta>
</office:document-meta>
</file>